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f077d"/>
    </style:style>
    <style:style style:name="T1" style:family="text">
      <style:text-properties officeooo:rsid="001f07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Use the file "how-it-works.html" page code in this project as the EXACT visual and styling codes reference for this page.</text:p>
      <text:p text:style-name="Text_20_body"/>
      <text:p text:style-name="Text_20_body">Use the EXACT same code FOR style and visual treatment from that file for the page design, including:</text:p>
      <text:p text:style-name="Text_20_body"/>
      <text:p text:style-name="Text_20_body">EXACT color codes</text:p>
      <text:p text:style-name="Text_20_body">EXACT gradient codes</text:p>
      <text:p text:style-name="Text_20_body">EXACT glow effect codes</text:p>
      <text:p text:style-name="Text_20_body">EXACT shadow codes</text:p>
      <text:p text:style-name="Text_20_body">EXACT depth codes</text:p>
      <text:p text:style-name="Text_20_body">EXACT 3D layering codes</text:p>
      <text:p text:style-name="Text_20_body">EXACT lighting effect codes</text:p>
      <text:p text:style-name="Text_20_body">EXACT background treatment codes</text:p>
      <text:p text:style-name="Text_20_body">EXACT background blur codes</text:p>
      <text:p text:style-name="Text_20_body">EXACT vignette codes</text:p>
      <text:p text:style-name="Text_20_body">EXACT texture codes</text:p>
      <text:p text:style-name="Text_20_body">EXACT visual noise codes</text:p>
      <text:p text:style-name="Text_20_body">EXACT typography codes</text:p>
      <text:p text:style-name="Text_20_body">EXACT font weight codes</text:p>
      <text:p text:style-name="Text_20_body">EXACT font spacing codes</text:p>
      <text:p text:style-name="Text_20_body">EXACT text glow codes</text:p>
      <text:p text:style-name="Text_20_body">EXACT text highlight codes</text:p>
      <text:p text:style-name="Text_20_body">EXACT button styling codes only where buttons already exist in the shared site structure, but do NOT add any new buttons to this page</text:p>
      <text:p text:style-name="Text_20_body">EXACT button gradient codes only where buttons already exist in the shared site structure, but do NOT add any new buttons to this page</text:p>
      <text:p text:style-name="Text_20_body">EXACT button hover effect codes only where buttons already exist in the shared site structure, but do NOT add any new buttons to this page</text:p>
      <text:p text:style-name="Text_20_body">EXACT button shadow codes only where buttons already exist in the shared site structure, but do NOT add any new buttons to this page</text:p>
      <text:p text:style-name="Text_20_body"><text:soft-page-break/>EXACT border codes</text:p>
      <text:p text:style-name="Text_20_body">EXACT border glow codes</text:p>
      <text:p text:style-name="Text_20_body">EXACT edge lighting codes</text:p>
      <text:p text:style-name="Text_20_body">EXACT card styling codes</text:p>
      <text:p text:style-name="Text_20_body">EXACT card shadow codes</text:p>
      <text:p text:style-name="Text_20_body">EXACT card hover lift codes</text:p>
      <text:p text:style-name="Text_20_body">EXACT spacing system codes, while still allowing spacing to adapt correctly to the support form embed and its height</text:p>
      <text:p text:style-name="Text_20_body">EXACT layout structure codes</text:p>
      <text:p text:style-name="Text_20_body">EXACT responsiveness codes</text:p>
      <text:p text:style-name="Text_20_body">EXACT animation codes</text:p>
      <text:p text:style-name="Text_20_body">EXACT transition codes</text:p>
      <text:p text:style-name="Text_20_body">EXACT motion behavior codes</text:p>
      <text:p text:style-name="Text_20_body">EXACT floating effect codes used sparingly and only where appropriate</text:p>
      <text:p text:style-name="Text_20_body">EXACT premium dark 3D appearance codes</text:p>
      <text:p text:style-name="Text_20_body"/>
      <text:p text:style-name="Text_20_body"><text:span text:style-name="T1">Create the header using </text:span>the EXACT same header code, EXACT structure, EXACT layout, EXACT styling codes, and EXACT behavior from "how-it-works.html" page code.</text:p>
      <text:p text:style-name="Text_20_body"/>
      <text:p text:style-name="Text_20_body">Do NOT modify the header.</text:p>
      <text:p text:style-name="Text_20_body">Do NOT restyle the header.</text:p>
      <text:p text:style-name="P1">Do NOT simplify the header</text:p>
      <text:p text:style-name="P1"><text:span text:style-name="T1">Create a footer using</text:span> the EXACT same footer code, EXACT structure, EXACT layout, EXACT styling codes, and EXACT behavior from "how-it-works.html" page code.</text:p>
      <text:p text:style-name="Text_20_body"/>
      <text:p text:style-name="Text_20_body">Do NOT modify the footer.</text:p>
      <text:p text:style-name="Text_20_body">Do NOT restyle the footer.</text:p>
      <text:p text:style-name="Text_20_body">Do NOT simplify the footer.</text:p>
      <text:p text:style-name="Text_20_body"/>
      <text:p text:style-name="Text_20_body">Do NOT create a new design direction.</text:p>
      <text:p text:style-name="Text_20_body">Do NOT simplify or flatten the design.</text:p>
      <text:p text:style-name="Text_20_body"><text:soft-page-break/>Do NOT approximate anything.</text:p>
      <text:p text:style-name="Text_20_body">Use the EXACT visual system codes and EXACT design behavior codes from the How It Works page code.</text:p>
      <text:p text:style-name="Text_20_body"/>
      <text:p text:style-name="Text_20_body">Create a clean, simple, professional support page for Results Smart where existing clients can submit a request for help.</text:p>
      <text:p text:style-name="Text_20_body"/>
      <text:p text:style-name="Text_20_body">This page should feel calm, clear, and easy to use.</text:p>
      <text:p text:style-name="Text_20_body">Keep the design minimal, modern, and professional.</text:p>
      <text:p text:style-name="Text_20_body">Do NOT make it sales-focused.</text:p>
      <text:p text:style-name="Text_20_body">Do NOT add clutter.</text:p>
      <text:p text:style-name="Text_20_body">Do NOT add long paragraphs.</text:p>
      <text:p text:style-name="Text_20_body">Do NOT add promotional language.</text:p>
      <text:p text:style-name="Text_20_body">Do NOT add unnecessary sections.</text:p>
      <text:p text:style-name="Text_20_body"/>
      <text:p text:style-name="Text_20_body">STYLE:</text:p>
      <text:p text:style-name="Text_20_body">• Dark, modern design consistent with the rest of the website using the EXACT color codes, EXACT background treatment codes, EXACT typography codes, EXACT spacing system codes, and EXACT premium dark 3D appearance codes from the "how-it-works.html" page code</text:p>
      <text:p text:style-name="Text_20_body">• Clean, centered layout using the EXACT layout structure codes and EXACT responsiveness codes from the "how-it-works.html" page code</text:p>
      <text:p text:style-name="Text_20_body">• Strong spacing between sections using the EXACT spacing system codes from the "how-it-works.html" page code</text:p>
      <text:p text:style-name="Text_20_body">• Keep everything easy to read using the EXACT typography codes, EXACT font weight codes, EXACT font spacing codes, and EXACT text highlight codes from the "how-it-works.html" page code</text:p>
      <text:p text:style-name="Text_20_body">• Make the support form the main focus of the page</text:p>
      <text:p text:style-name="Text_20_body">• No distractions around the form</text:p>
      <text:p text:style-name="Text_20_body">• Keep the design simple and professional</text:p>
      <text:p text:style-name="Text_20_body">• Make sure the layout works well on desktop and mobile using the EXACT responsiveness codes from the "how-it-works.html" page code</text:p>
      <text:p text:style-name="Text_20_body"/>
      <text:p text:style-name="Text_20_body">TONE:</text:p>
      <text:p text:style-name="Text_20_body"><text:soft-page-break/>• Clear</text:p>
      <text:p text:style-name="Text_20_body">• Professional</text:p>
      <text:p text:style-name="Text_20_body">• Reassuring</text:p>
      <text:p text:style-name="Text_20_body">• Helpful</text:p>
      <text:p text:style-name="Text_20_body">• No sales language</text:p>
      <text:p text:style-name="Text_20_body"/>
      <text:p text:style-name="Text_20_body">SECTION 1: HEADER</text:p>
      <text:p text:style-name="Text_20_body"/>
      <text:p text:style-name="Text_20_body">Headline:</text:p>
      <text:p text:style-name="Text_20_body">Client Support</text:p>
      <text:p text:style-name="Text_20_body"/>
      <text:p text:style-name="Text_20_body">Subheadline:</text:p>
      <text:p text:style-name="Text_20_body">Submit a request below and our team will contact you shortly. <text:span text:style-name="T1">Give as much description as possible about your issue.</text:span></text:p>
      <text:p text:style-name="Text_20_body"/>
      <text:p text:style-name="Text_20_body">Keep this section centered, simple, and professional using the EXACT typography codes, EXACT spacing system codes, EXACT layout structure codes, and EXACT visual behavior codes from the "how-it-works.html" page code.</text:p>
      <text:p text:style-name="Text_20_body"/>
      <text:p text:style-name="Text_20_body">SECTION 2: FORM AREA</text:p>
      <text:p text:style-name="Text_20_body"/>
      <text:p text:style-name="Text_20_body">Create a centered section where the embedded support form is the main focus of the page.</text:p>
      <text:p text:style-name="Text_20_body"/>
      <text:p text:style-name="Text_20_body">Create a clean, visually simple container for this form using the EXACT layout structure codes, EXACT spacing system codes, EXACT border codes, EXACT shadow codes, EXACT depth codes, EXACT background treatment codes, EXACT background blur codes, EXACT card styling codes, and EXACT responsiveness codes from the "how-it-works.html" page code, while still allowing the embed to function correctly.</text:p>
      <text:p text:style-name="Text_20_body"/>
      <text:p text:style-name="Text_20_body">Embed EXACTLY this code:</text:p>
      <text:p text:style-name="Text_20_body"/>
      <text:p text:style-name="Text_20_body">&lt;iframe</text:p>
      <text:p text:style-name="Text_20_body"><text:soft-page-break/><text:s text:c="4"/>src="https://links.resultssmart.com/widget/form/uDI9pVE7msSh9gcITrbt"</text:p>
      <text:p text:style-name="Text_20_body"><text:s text:c="4"/>style="width:100%;height:100%;border:none;border-radius:3px"</text:p>
      <text:p text:style-name="Text_20_body"><text:s text:c="4"/>id="inline-uDI9pVE7msSh9gcITrbt" </text:p>
      <text:p text:style-name="Text_20_body"><text:s text:c="4"/>data-layout="{'id':'INLINE'}"</text:p>
      <text:p text:style-name="Text_20_body"><text:s text:c="4"/>data-trigger-type="alwaysShow"</text:p>
      <text:p text:style-name="Text_20_body"><text:s text:c="4"/>data-trigger-value=""</text:p>
      <text:p text:style-name="Text_20_body"><text:s text:c="4"/>data-activation-type="alwaysActivated"</text:p>
      <text:p text:style-name="Text_20_body"><text:s text:c="4"/>data-activation-value=""</text:p>
      <text:p text:style-name="Text_20_body"><text:s text:c="4"/>data-deactivation-type="neverDeactivate"</text:p>
      <text:p text:style-name="Text_20_body"><text:s text:c="4"/>data-deactivation-value=""</text:p>
      <text:p text:style-name="Text_20_body"><text:s text:c="4"/>data-form-name="Support Form"</text:p>
      <text:p text:style-name="Text_20_body"><text:s text:c="4"/>data-height="640"</text:p>
      <text:p text:style-name="Text_20_body"><text:s text:c="4"/>data-layout-iframe-id="inline-uDI9pVE7msSh9gcITrbt"</text:p>
      <text:p text:style-name="Text_20_body"><text:s text:c="4"/>data-form-id="uDI9pVE7msSh9gcITrbt"</text:p>
      <text:p text:style-name="Text_20_body"><text:s text:c="4"/>title="Support Form"</text:p>
      <text:p text:style-name="Text_20_body"><text:s text:c="8"/>&gt;</text:p>
      <text:p text:style-name="Text_20_body">&lt;/iframe&gt;</text:p>
      <text:p text:style-name="Text_20_body">&lt;script src="https://links.resultssmart.com/js/form_embed.js"&gt;&lt;/script&gt;</text:p>
      <text:p text:style-name="Text_20_body"/>
      <text:p text:style-name="Text_20_body">Requirements:</text:p>
      <text:p text:style-name="Text_20_body">• Center the form cleanly within the page</text:p>
      <text:p text:style-name="Text_20_body">• Give it enough breathing room</text:p>
      <text:p text:style-name="Text_20_body">• Do NOT place distracting elements around it</text:p>
      <text:p text:style-name="Text_20_body">• Keep the form area visually simple and easy to use</text:p>
      <text:p text:style-name="Text_20_body">• Make sure it displays well on desktop and mobile</text:p>
      <text:p text:style-name="Text_20_body"/>
      <text:p text:style-name="Text_20_body">IMPORTANT RULES:</text:p>
      <text:p text:style-name="Text_20_body">• Keep the page minimal and professional</text:p>
      <text:p text:style-name="Text_20_body">• Do NOT add extra sections unless specifically requested later</text:p>
      <text:p text:style-name="Text_20_body">• Do NOT add promotional or sales messaging</text:p>
      <text:p text:style-name="Text_20_body"><text:soft-page-break/>• Do NOT add pricing, testimonials, or marketing copy</text:p>
      <text:p text:style-name="Text_20_body">• Keep the form as the clear focal point</text:p>
      <text:p text:style-name="Text_20_body">• Make the page feel easy, clean, and trustworthy</text:p>
      <text:p text:style-name="Text_20_body"/>
      <text:p text:style-name="Text_20_body">FLOW / CTA INSTRUCTIONS:</text:p>
      <text:p text:style-name="Text_20_body"/>
      <text:p text:style-name="Text_20_body">Primary goal: Help existing clients submit support requests.</text:p>
      <text:p text:style-name="Text_20_body"/>
      <text:p text:style-name="Text_20_body">Do NOT include sales or marketing calls-to-action.</text:p>
      <text:p text:style-name="Text_20_body"/>
      <text:p text:style-name="Text_20_body">Keep full focus on the support for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7T20:03:26.609880900</meta:creation-date>
    <dc:date>2026-04-04T17:06:47.202600400</dc:date>
    <meta:editing-duration>PT17M54S</meta:editing-duration>
    <meta:editing-cycles>4</meta:editing-cycles>
    <meta:generator>LibreOffice/26.2.1.2$Windows_X86_64 LibreOffice_project/620$Build-2</meta:generator>
    <meta:document-statistic meta:table-count="0" meta:image-count="0" meta:object-count="0" meta:page-count="6" meta:paragraph-count="118" meta:word-count="890" meta:character-count="5968" meta:non-whitespace-character-count="5127"/>
  </office:meta>
</office:document-meta>
</file>